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Pictures/10000000000001C2000000F77A83F7227104901F.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Standard">
      <style:paragraph-properties fo:break-before="page"/>
      <style:text-properties officeooo:paragraph-rsid="002ff06a"/>
    </style:style>
    <style:style style:name="P3" style:family="paragraph" style:parent-style-name="Titulo">
      <style:paragraph-properties fo:break-before="page"/>
    </style:style>
    <style:style style:name="P4" style:family="paragraph" style:parent-style-name="Footer">
      <style:paragraph-properties>
        <style:tab-stops>
          <style:tab-stop style:position="17cm" style:type="right"/>
          <style:tab-stop style:position="25.598cm" style:type="right"/>
        </style:tab-stops>
      </style:paragraph-properties>
    </style:style>
    <style:style style:name="P5" style:family="paragraph" style:parent-style-name="Standard">
      <style:text-properties style:font-name="DejaVu Sans" fo:font-size="10pt" style:font-size-asian="10pt" style:font-size-complex="10pt"/>
    </style:style>
    <style:style style:name="P6" style:family="paragraph" style:parent-style-name="Standard">
      <style:text-properties style:font-name="Calibri1" fo:font-size="24pt" fo:font-weight="bold" style:font-size-asian="24pt" style:font-weight-asian="bold" style:font-size-complex="24pt" style:font-weight-complex="bold"/>
    </style:style>
    <style:style style:name="P7" style:family="paragraph" style:parent-style-name="Standard">
      <style:text-properties style:font-name="Calibri1" fo:font-size="12pt" style:font-size-asian="12pt" style:font-size-complex="12pt"/>
    </style:style>
    <style:style style:name="P8"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9"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text-properties fo:color="#336633" fo:font-size="14pt" style:font-size-asian="14pt" style:font-size-complex="14pt"/>
    </style:style>
    <style:style style:name="P11" style:family="paragraph" style:parent-style-name="Text_20_body">
      <style:text-properties officeooo:paragraph-rsid="0060fecb"/>
    </style:style>
    <style:style style:name="P12" style:family="paragraph" style:parent-style-name="Text_20_body">
      <style:text-properties officeooo:rsid="0060fecb" officeooo:paragraph-rsid="0060fecb"/>
    </style:style>
    <style:style style:name="P13" style:family="paragraph" style:parent-style-name="Text_20_body">
      <style:text-properties officeooo:rsid="0062ab6d" officeooo:paragraph-rsid="0062ab6d"/>
    </style:style>
    <style:style style:name="P14" style:family="paragraph" style:parent-style-name="Text_20_body">
      <style:text-properties officeooo:rsid="0062ab6d" officeooo:paragraph-rsid="007ce188"/>
    </style:style>
    <style:style style:name="P15" style:family="paragraph" style:parent-style-name="Text_20_body">
      <style:text-properties officeooo:rsid="00681225" officeooo:paragraph-rsid="00681225"/>
    </style:style>
    <style:style style:name="P16" style:family="paragraph" style:parent-style-name="Text_20_body">
      <style:text-properties officeooo:rsid="006c9f23" officeooo:paragraph-rsid="006c9f23"/>
    </style:style>
    <style:style style:name="P17" style:family="paragraph" style:parent-style-name="Text_20_body">
      <style:text-properties officeooo:rsid="006e33b7" officeooo:paragraph-rsid="006e33b7"/>
    </style:style>
    <style:style style:name="P18" style:family="paragraph" style:parent-style-name="Text_20_body">
      <style:text-properties fo:font-style="normal" fo:font-weight="bold" officeooo:paragraph-rsid="006e33b7" style:font-style-asian="normal" style:font-weight-asian="bold" style:font-style-complex="normal" style:font-weight-complex="bold"/>
    </style:style>
    <style:style style:name="P19" style:family="paragraph" style:parent-style-name="Text_20_body">
      <style:text-properties fo:font-weight="bold" officeooo:rsid="006ffe09" officeooo:paragraph-rsid="006ffe09" style:font-weight-asian="bold" style:font-weight-complex="bold"/>
    </style:style>
    <style:style style:name="P20" style:family="paragraph" style:parent-style-name="Text_20_body">
      <style:text-properties officeooo:rsid="0071f1ef" officeooo:paragraph-rsid="0071f1ef"/>
    </style:style>
    <style:style style:name="P21" style:family="paragraph" style:parent-style-name="Text_20_body">
      <style:text-properties officeooo:rsid="007488bd" officeooo:paragraph-rsid="007488bd"/>
    </style:style>
    <style:style style:name="P22" style:family="paragraph" style:parent-style-name="Text_20_body">
      <style:text-properties officeooo:rsid="007ae3c1" officeooo:paragraph-rsid="007ae3c1"/>
    </style:style>
    <style:style style:name="P23" style:family="paragraph" style:parent-style-name="Text_20_body">
      <style:paragraph-properties fo:text-align="start" style:justify-single-word="false"/>
      <style:text-properties officeooo:rsid="007ae3c1" officeooo:paragraph-rsid="007ae3c1"/>
    </style:style>
    <style:style style:name="P24" style:family="paragraph" style:parent-style-name="Text_20_body">
      <style:text-properties officeooo:rsid="0063f019" officeooo:paragraph-rsid="0063f019"/>
    </style:style>
    <style:style style:name="P25" style:family="paragraph" style:parent-style-name="Text_20_body">
      <style:text-properties officeooo:rsid="007ce188" officeooo:paragraph-rsid="007ce188"/>
    </style:style>
    <style:style style:name="P26" style:family="paragraph" style:parent-style-name="Text_20_body">
      <style:text-properties officeooo:rsid="0076794a" officeooo:paragraph-rsid="0076794a"/>
    </style:style>
    <style:style style:name="P27" style:family="paragraph" style:parent-style-name="Text_20_body">
      <style:text-properties officeooo:rsid="008698bf" officeooo:paragraph-rsid="008698bf"/>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officeooo:rsid="001c93ef" officeooo:paragraph-rsid="0060fecb"/>
    </style:style>
    <style:style style:name="P30" style:family="paragraph" style:parent-style-name="Text_20_body">
      <style:paragraph-properties fo:margin-left="0cm" fo:margin-right="0cm" fo:text-indent="0cm" style:auto-text-indent="false"/>
      <style:text-properties officeooo:paragraph-rsid="00736798"/>
    </style:style>
    <style:style style:name="P31" style:family="paragraph" style:parent-style-name="Text_20_body">
      <style:paragraph-properties fo:margin-left="0cm" fo:margin-right="0cm" fo:text-indent="0cm" style:auto-text-indent="false"/>
      <style:text-properties fo:font-size="12pt" officeooo:paragraph-rsid="00736798" style:font-size-asian="12pt" style:font-size-complex="12pt"/>
    </style:style>
    <style:style style:name="P32"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3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3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35"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36"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37" style:family="paragraph" style:parent-style-name="Código">
      <style:paragraph-properties fo:text-align="start" style:justify-single-word="false"/>
      <style:text-properties officeooo:paragraph-rsid="006e33b7"/>
    </style:style>
    <style:style style:name="P38" style:family="paragraph" style:parent-style-name="Código">
      <style:text-properties officeooo:paragraph-rsid="006ffe09"/>
    </style:style>
    <style:style style:name="P39" style:family="paragraph" style:parent-style-name="Código">
      <style:text-properties officeooo:rsid="006e33b7" officeooo:paragraph-rsid="006ffe09"/>
    </style:style>
    <style:style style:name="P40" style:family="paragraph" style:parent-style-name="Código">
      <style:paragraph-properties fo:text-align="start" style:justify-single-word="false"/>
      <style:text-properties officeooo:rsid="0071f1ef" officeooo:paragraph-rsid="0071f1ef"/>
    </style:style>
    <style:style style:name="P41" style:family="paragraph" style:parent-style-name="Código">
      <style:paragraph-properties fo:text-align="start" style:justify-single-word="false"/>
      <style:text-properties officeooo:rsid="0071f1ef" officeooo:paragraph-rsid="007488bd"/>
    </style:style>
    <style:style style:name="P42" style:family="paragraph" style:parent-style-name="Código">
      <style:paragraph-properties fo:text-align="start" style:justify-single-word="false"/>
      <style:text-properties officeooo:rsid="0071f1ef" officeooo:paragraph-rsid="0076794a"/>
    </style:style>
    <style:style style:name="P43" style:family="paragraph" style:parent-style-name="Código">
      <style:paragraph-properties fo:text-align="start" style:justify-single-word="false"/>
      <style:text-properties officeooo:rsid="0071f1ef" officeooo:paragraph-rsid="007ae3c1"/>
    </style:style>
    <style:style style:name="P44" style:family="paragraph" style:parent-style-name="Código">
      <style:paragraph-properties fo:text-align="start" style:justify-single-word="false"/>
      <style:text-properties officeooo:rsid="0076794a" officeooo:paragraph-rsid="0076794a"/>
    </style:style>
    <style:style style:name="P45" style:family="paragraph" style:parent-style-name="Código">
      <style:paragraph-properties fo:text-align="start" style:justify-single-word="false"/>
      <style:text-properties officeooo:rsid="0076794a" officeooo:paragraph-rsid="007ae3c1"/>
    </style:style>
    <style:style style:name="P46" style:family="paragraph" style:parent-style-name="Código">
      <style:paragraph-properties fo:text-align="start" style:justify-single-word="false"/>
      <style:text-properties officeooo:rsid="007ae3c1" officeooo:paragraph-rsid="007ae3c1"/>
    </style:style>
    <style:style style:name="P47" style:family="paragraph" style:parent-style-name="Notas_20_Informativas">
      <style:text-properties fo:font-size="12pt" officeooo:paragraph-rsid="00736798" style:font-size-asian="12pt" style:font-size-complex="12pt"/>
    </style:style>
    <style:style style:name="P48" style:family="paragraph" style:parent-style-name="Notas_20_Informativas">
      <style:paragraph-properties fo:text-align="start" style:justify-single-word="false"/>
      <style:text-properties fo:font-size="12pt" officeooo:paragraph-rsid="007488bd" style:font-size-asian="12pt" style:font-size-complex="12pt"/>
    </style:style>
    <style:style style:name="P49" style:family="paragraph" style:parent-style-name="Contents_20_2">
      <style:paragraph-properties>
        <style:tab-stops>
          <style:tab-stop style:position="16.702cm" style:type="right" style:leader-style="dotted" style:leader-text="."/>
        </style:tab-stops>
      </style:paragraph-properties>
    </style:style>
    <style:style style:name="P50" style:family="paragraph" style:parent-style-name="Contents_20_1">
      <style:paragraph-properties>
        <style:tab-stops>
          <style:tab-stop style:position="17.201cm" style:type="right" style:leader-style="dotted" style:leader-text="."/>
        </style:tab-stops>
      </style:paragraph-properties>
    </style:style>
    <style:style style:name="P51" style:family="paragraph" style:parent-style-name="Standard" style:master-page-name="First_20_Page">
      <style:paragraph-properties style:page-number="auto"/>
    </style:style>
    <style:style style:name="P52" style:family="paragraph" style:parent-style-name="Heading_20_1">
      <style:text-properties officeooo:rsid="002d53e8" officeooo:paragraph-rsid="002c515e"/>
    </style:style>
    <style:style style:name="P53" style:family="paragraph" style:parent-style-name="Heading_20_1">
      <style:text-properties officeooo:rsid="006b44a6" officeooo:paragraph-rsid="006b44a6"/>
    </style:style>
    <style:style style:name="P54" style:family="paragraph" style:parent-style-name="Heading_20_1">
      <style:text-properties officeooo:rsid="008698bf" officeooo:paragraph-rsid="008698bf"/>
    </style:style>
    <style:style style:name="P55" style:family="paragraph" style:parent-style-name="Heading_20_1">
      <style:text-properties officeooo:rsid="001f42c5" officeooo:paragraph-rsid="0060fecb"/>
    </style:style>
    <style:style style:name="P56" style:family="paragraph" style:parent-style-name="Heading_20_1">
      <style:text-properties officeooo:paragraph-rsid="0060fecb"/>
    </style:style>
    <style:style style:name="P57" style:family="paragraph" style:parent-style-name="Heading_20_2">
      <style:text-properties officeooo:rsid="006c9f23" officeooo:paragraph-rsid="006c9f23"/>
    </style:style>
    <style:style style:name="P58" style:family="paragraph" style:parent-style-name="Heading_20_2">
      <style:text-properties officeooo:rsid="006e33b7" officeooo:paragraph-rsid="006e33b7"/>
    </style:style>
    <style:style style:name="P59" style:family="paragraph" style:parent-style-name="Heading_20_2" style:list-style-name="">
      <style:paragraph-properties fo:text-align="start" style:justify-single-word="false"/>
      <style:text-properties officeooo:rsid="0071f1ef" officeooo:paragraph-rsid="0071f1ef"/>
    </style:style>
    <style:style style:name="P60" style:family="paragraph" style:parent-style-name="Heading_20_2">
      <style:paragraph-properties fo:break-before="page"/>
      <style:text-properties officeooo:rsid="0071f1ef" officeooo:paragraph-rsid="0071f1ef"/>
    </style:style>
    <style:style style:name="P61" style:family="paragraph" style:parent-style-name="Text_20_body" style:list-style-name="L1">
      <style:text-properties officeooo:rsid="006c9f23" officeooo:paragraph-rsid="006c9f23"/>
    </style:style>
    <style:style style:name="P62" style:family="paragraph" style:parent-style-name="Text_20_body" style:list-style-name="L2">
      <style:text-properties officeooo:rsid="0076794a" officeooo:paragraph-rsid="0076794a"/>
    </style:style>
    <style:style style:name="P63" style:family="paragraph" style:parent-style-name="Text_20_body" style:list-style-name="L2">
      <style:text-properties officeooo:rsid="0076794a" officeooo:paragraph-rsid="007cfa6b"/>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style:font-name-asian="Webdings" style:font-name-complex="Webdings"/>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style:font-name="Calibri1" fo:font-size="12pt" style:font-size-asian="12pt" style:font-size-complex="12pt"/>
    </style:style>
    <style:style style:name="T9" style:family="text">
      <style:text-properties style:font-name="Calibri1" fo:font-size="12pt" officeooo:rsid="002ad048" style:font-size-asian="12pt" style:font-size-complex="12pt"/>
    </style:style>
    <style:style style:name="T10" style:family="text">
      <style:text-properties style:font-name="Calibri1" officeooo:rsid="007488bd" style:font-name-asian="Webdings" style:font-name-complex="Webdings"/>
    </style:style>
    <style:style style:name="T11" style:family="text">
      <style:text-properties style:font-name="Calibri1" officeooo:rsid="007f4eac" style:font-name-asian="Webdings" style:font-name-complex="Webdings"/>
    </style:style>
    <style:style style:name="T12" style:family="text">
      <style:text-properties officeooo:rsid="001f42c5"/>
    </style:style>
    <style:style style:name="T13" style:family="text">
      <style:text-properties officeooo:rsid="0060fecb"/>
    </style:style>
    <style:style style:name="T14" style:family="text">
      <style:text-properties officeooo:rsid="006e33b7"/>
    </style:style>
    <style:style style:name="T15" style:family="text">
      <style:text-properties officeooo:rsid="006fda31"/>
    </style:style>
    <style:style style:name="T16" style:family="text">
      <style:text-properties officeooo:rsid="006ffe09"/>
    </style:style>
    <style:style style:name="T17" style:family="text">
      <style:text-properties officeooo:rsid="00736798"/>
    </style:style>
    <style:style style:name="T18" style:family="text">
      <style:text-properties officeooo:rsid="007488bd"/>
    </style:style>
    <style:style style:name="T19" style:family="text">
      <style:text-properties officeooo:rsid="0076794a"/>
    </style:style>
    <style:style style:name="T20" style:family="text">
      <style:text-properties officeooo:rsid="0078bd4a"/>
    </style:style>
    <style:style style:name="T21" style:family="text">
      <style:text-properties officeooo:rsid="00796c73"/>
    </style:style>
    <style:style style:name="T22" style:family="text">
      <style:text-properties officeooo:rsid="007ae3c1"/>
    </style:style>
    <style:style style:name="T23" style:family="text">
      <style:text-properties style:text-underline-style="none"/>
    </style:style>
    <style:style style:name="T24" style:family="text">
      <style:text-properties officeooo:rsid="007ce188"/>
    </style:style>
    <style:style style:name="T25" style:family="text">
      <style:text-properties officeooo:rsid="007cfa6b"/>
    </style:style>
    <style:style style:name="T26" style:family="text">
      <style:text-properties officeooo:rsid="007e0020"/>
    </style:style>
    <style:style style:name="T27" style:family="text">
      <style:text-properties officeooo:rsid="007e20e5"/>
    </style:style>
    <style:style style:name="T28" style:family="text">
      <style:text-properties officeooo:rsid="007f4eac"/>
    </style:style>
    <style:style style:name="T29" style:family="text">
      <style:text-properties officeooo:rsid="0084dc4f"/>
    </style:style>
    <style:style style:name="T30" style:family="text">
      <style:text-properties fo:text-transform="uppercase" fo:color="#336633" style:font-name="Calibri1" fo:font-size="24pt" fo:font-weight="bold" style:font-size-asian="24pt" style:font-weight-asian="bold" style:font-size-complex="24pt" style:font-weight-complex="bold"/>
    </style:style>
    <style:style style:name="T31" style:family="text">
      <style:text-properties fo:text-transform="uppercase" fo:color="#336633" style:font-name="Calibri1" fo:font-size="24pt" fo:font-weight="bold" officeooo:rsid="0084dc4f" style:font-size-asian="24pt" style:font-weight-asian="bold" style:font-size-complex="24pt" style:font-weight-complex="bold"/>
    </style:style>
    <style:style style:name="T32" style:family="text">
      <style:text-properties fo:text-transform="uppercase" fo:color="#336633" style:font-name="Calibri1" fo:font-size="24pt" fo:font-weight="bold" officeooo:rsid="0080bb03" style:font-size-asian="24pt" style:font-weight-asian="bold" style:font-size-complex="24pt" style:font-weight-complex="bold"/>
    </style:style>
    <style:style style:name="T33" style:family="text">
      <style:text-properties fo:text-transform="uppercase" fo:color="#336633" style:font-name="Calibri1" fo:font-size="24pt" fo:font-weight="bold" officeooo:rsid="0016fc63" style:font-size-asian="24pt" style:font-weight-asian="bold" style:font-size-complex="24pt"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sarrollo web en entorno cliente" text:name="Modulo"/>
        <text:user-field-decl office:value-type="string" office:string-value="4" text:name="NumeroTema"/>
        <text:user-field-decl office:value-type="string" office:string-value="Eventos" text:name="Tema"/>
      </text:user-field-decls>
      <draw:frame draw:style-name="fr1" draw:name="Marco1" text:anchor-type="page" text:anchor-page-number="1" svg:x="1.984cm" svg:y="14.958cm" svg:width="17.009cm" draw:z-index="1">
        <draw:text-box fo:min-height="2.224cm">
          <text:p text:style-name="P8"/>
          <text:p text:style-name="P8"><text:user-field-get text:name="Modulo">Desarrollo web en entorno cliente</text:user-field-get></text:p>
          <text:p text:style-name="P8">CFGS DAW</text:p>
        </draw:text-box>
      </draw:frame>
      <text:p text:style-name="P51"/>
      <text:p text:style-name="Standard"/>
      <text:p text:style-name="Standard"/>
      <text:p text:style-name="Standard"><draw:frame draw:style-name="fr3"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9"><text:bookmark text:name="docs-internal-guid-e8f5d430-faba-53b2-6d04-e9273ed17255"/></text:p>
      <text:p text:style-name="Standard"/>
      <text:p text:style-name="Standard"/>
      <text:p text:style-name="Standard"/>
      <text:p text:style-name="Standard"><text:span text:style-name="T33">U</text:span><text:span text:style-name="T31">D 0</text:span><text:span text:style-name="T32">4</text:span><text:span text:style-name="T30">. </text:span><text:span text:style-name="T30"><text:user-field-get text:name="Tema">Eventos</text:user-field-get></text:span></text:p>
      <text:p text:style-name="P6"/>
      <text:p text:style-name="Standard"/>
      <text:p text:style-name="Standard"/>
      <text:p text:style-name="Standard"/>
      <text:p text:style-name="Standard"/>
      <text:p text:style-name="Standard"/>
      <text:p text:style-name="Standard"/>
      <text:p text:style-name="Standard"/>
      <text:p text:style-name="Standard"/>
      <text:p text:style-name="P34">Sergio García Barea</text:p>
      <text:p text:style-name="P33"><text:span text:style-name="T6"><text:s/></text:span><text:a xlink:type="simple" xlink:href="mailto:mail@ceedcv.e" text:style-name="Internet_20_link" text:visited-style-name="Visited_20_Internet_20_Link"><text:span text:style-name="T9">sergio.garcia</text:span></text:a><text:a xlink:type="simple" xlink:href="mailto:mail@ceedcv.e" text:style-name="Internet_20_link" text:visited-style-name="Visited_20_Internet_20_Link"><text:span text:style-name="T8">@ceedcv.e</text:span></text:a><text:span text:style-name="T7">s</text:span></text:p>
      <text:p text:style-name="P36">201<text:span text:style-name="T29">9</text:span>/20<text:span text:style-name="T29">20</text:span></text:p>
      <text:p text:style-name="P35"><text:tab/><text:tab/><text:tab/><text:tab/><text:tab/><text:tab/><text:tab/><text:tab/><text:tab/><text:tab/>Versión:<text:date style:data-style-name="N104" text:date-value="2019-10-11T09:22:12.497019600">191011</text:date>.<text:time style:data-style-name="N105" text:time-value="2019-10-11T09:22:12.497161044">0921</text:time></text:p>
      <text:p text:style-name="P7"/>
      <text:p text:style-name="Standard"/>
      <text:p text:style-name="Standard"/>
      <text:p text:style-name="Standard"/>
      <text:p text:style-name="P10">Licencia</text:p>
      <text:p text:style-name="Standard"/>
      <text:p text:style-name="P32"><draw:frame draw:style-name="fr2" draw:name="gráficos3" text:anchor-type="paragraph" svg:x="0.741cm" svg:y="0cm" svg:width="2cm" svg:height="0.7cm" draw:z-index="2"><draw:image xlink:href="Pictures/1000000000000076000000292ACBDB4C24C8DCD5.png" xlink:type="simple" xlink:show="embed" xlink:actuate="onLoad" loext:mime-type="image/png"/></draw:frame><text:soft-page-break/><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5"/>
      <text:p text:style-name="P5"><text:s/></text:p>
      <text:p text:style-name="P10">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28"/>
      <text:p text:style-name="Notas_20_Informativas"><text:span text:style-name="T3"> </text:span>Atención</text:p>
      <text:p text:style-name="P28"/>
      <text:p text:style-name="Notas_20_Informativas"><text:span text:style-name="T3"></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1. Introducción<text:tab/>3</text:p>
          <text:p text:style-name="P50">2. Eventos<text:tab/>3</text:p>
          <text:p text:style-name="P49"><text:s/>2.1 <text:s/>Principales eventos<text:tab/>3</text:p>
          <text:p text:style-name="P49"><text:s/>2.2 <text:s/>Manejo de eventos desde elementos XHTML<text:tab/>4</text:p>
          <text:p text:style-name="P49"><text:s/>2.3 <text:s/>Uso del objeto this en gestión de eventos<text:tab/>4</text:p>
          <text:p text:style-name="P49"><text:s/>2.4 <text:s/>Asignación de eventos desde código a objetos XHTML<text:tab/>5</text:p>
          <text:p text:style-name="P49"><text:s/>2.5 <text:s/>Obteniendo información del objeto event<text:tab/>5</text:p>
          <text:p text:style-name="P49"><text:s/>2.6 <text:s/>Declarando eventos desde código<text:tab/>6</text:p>
          <text:p text:style-name="P50">3. Drag and Drop<text:tab/>7</text:p>
          <text:p text:style-name="P50">4. Material adicional<text:tab/>8</text:p>
          <text:p text:style-name="P50">5. Bibliografía<text:tab/>8</text:p>
        </text:index-body>
      </text:table-of-content>
      <text:p text:style-name="Standard"/>
      <text:p text:style-name="Standard"/>
      <text:p text:style-name="Titulo"/>
      <text:p text:style-name="P3">UD0<text:user-field-get text:name="NumeroTema">4</text:user-field-get>. <text:user-field-get text:name="Tema">Eventos</text:user-field-get></text:p>
      <text:h text:style-name="P52" text:outline-level="1"><text:bookmark-start text:name="__RefHeading___Toc1667_1226975039"/>Introducción<text:bookmark-end text:name="__RefHeading___Toc1667_1226975039"/></text:h>
      <text:p text:style-name="P15">Los eventos son manejadores que nos proporciona el navegador para que cuando detecte que se produzca una acción (evento), se ejecute un código asociado a esa acción. En esta unidad trataremos los eventos existentes en Javascript y las distintas formas de manejarlos. </text:p>
      <text:h text:style-name="P53" text:outline-level="1"><text:bookmark-start text:name="__RefHeading___Toc1903_1568655339"/>Eventos<text:bookmark-end text:name="__RefHeading___Toc1903_1568655339"/></text:h>
      <text:h text:style-name="P57" text:outline-level="2"><text:bookmark-start text:name="__RefHeading___Toc681_3170076768"/>Principales eventos<text:bookmark-end text:name="__RefHeading___Toc681_3170076768"/></text:h>
      <text:p text:style-name="P16">A continuación mostramos un listado de los principales eventos existentes en Javascript:</text:p>
      <text:list xml:id="list1863856436" text:style-name="L1">
        <text:list-item>
          <text:p text:style-name="P61">onfocus: al obtener un foco.</text:p>
        </text:list-item>
        <text:list-item>
          <text:p text:style-name="P61">onblur: al salir del foco de un elemento.</text:p>
        </text:list-item>
        <text:list-item>
          <text:p text:style-name="P61">onchange: al hacer un cambio en un elemento.</text:p>
        </text:list-item>
        <text:list-item>
          <text:p text:style-name="P61">onclick: al hacer un click en el elemento.</text:p>
        </text:list-item>
        <text:list-item>
          <text:p text:style-name="P61">ondblclick: al hacer doble click en un elemento.</text:p>
        </text:list-item>
        <text:list-item>
          <text:p text:style-name="P61"><text:span text:style-name="T27">o</text:span>nkeydown: al pulsar una tecla (sin soltarla).</text:p>
        </text:list-item>
        <text:list-item>
          <text:p text:style-name="P61">onkeyup: al soltar una tecla pulsada.</text:p>
        </text:list-item>
        <text:list-item>
          <text:p text:style-name="P61">onkeypress: al pulsar una tecla.</text:p>
        </text:list-item>
        <text:list-item>
          <text:p text:style-name="P61">onload: al cargarse una página.</text:p>
        </text:list-item>
        <text:list-item>
          <text:p text:style-name="P61">onunload: al descargarse una página (salir de ella).</text:p>
        </text:list-item>
        <text:list-item>
          <text:p text:style-name="P61">onmousedown: al hacer clic de ratón (sin soltarlo).</text:p>
        </text:list-item>
        <text:list-item>
          <text:p text:style-name="P61">onmouseup: al soltar el botón del ratón previamente pulsado.</text:p>
        </text:list-item>
        <text:list-item>
          <text:p text:style-name="P61">onmouseover: al entrar encima de un elemento con el ratón.</text:p>
        </text:list-item>
        <text:list-item>
          <text:p text:style-name="P61">onmouseout: al salir de encima de un elemento con el ratón.</text:p>
        </text:list-item>
        <text:list-item>
          <text:p text:style-name="P61">onsubmit: al enviar los datos de un formulario.</text:p>
        </text:list-item>
        <text:list-item>
          <text:p text:style-name="P61">onreset: al resetear los datos de un formulario.</text:p>
        </text:list-item>
        <text:list-item>
          <text:p text:style-name="P61">onselect: al seleccionar un texto.</text:p>
        </text:list-item>
        <text:list-item>
          <text:p text:style-name="P61">onresize: al modificar el tamaño de la página del navegador. </text:p>
        </text:list-item>
      </text:list>
      <text:p text:style-name="P16"/>
      <text:p text:style-name="P48"><text:span text:style-name="T4"> </text:span><text:span text:style-name="T10">El total de eventos disponibles </text:span><text:span text:style-name="T11">está</text:span><text:span text:style-name="T10"> descrito en </text:span><text:a xlink:type="simple" xlink:href="http://www.w3schools.com/jsref/dom_obj_event.asp" text:style-name="Internet_20_link" text:visited-style-name="Visited_20_Internet_20_Link"><text:span text:style-name="T10">http://www.w3schools.com/jsref/dom_obj_event.asp</text:span></text:a></text:p>
      <text:h text:style-name="P58" text:outline-level="2"><text:bookmark-start text:name="__RefHeading___Toc683_3170076768"/><text:soft-page-break/>Manejo de eventos desde elementos XHTML<text:bookmark-end text:name="__RefHeading___Toc683_3170076768"/></text:h>
      <text:p text:style-name="P17">La forma <text:span text:style-name="T28">más</text:span> <text:span text:style-name="T28">sencilla (aunque menos práctica para tener un código limpio y ordenado)</text:span> de indicar que hay un evento asociado a un elemento XHTML es indicándolo en el propio código.</text:p>
      <text:p text:style-name="P18">Ejemplo <text:span text:style-name="T14">1</text:span>:</text:p>
      <text:p text:style-name="P37">&lt;input type="button" value="<text:span text:style-name="T14">Boton Hola mundo</text:span>" onclick="alert('<text:span text:style-name="T14">Hola mundo’)</text:span>;<text:span text:style-name="T14">alert(‘Adios’);”</text:span> /&gt;</text:p>
      <text:p text:style-name="P17">También en lugar de ejecutar una seri<text:span text:style-name="T28">e</text:span> de instrucciones, es posible llamar a una función predefinida.</text:p>
      <text:p text:style-name="P18">Ejemplo <text:span text:style-name="T14">2</text:span>:</text:p>
      <text:p text:style-name="P37">&lt;input type="button" value="<text:span text:style-name="T14">Boton miFuncion</text:span>" onclick="<text:span text:style-name="T14">miFuncion(‘cadenaParam1’)</text:span>;" /&gt;</text:p>
      <text:h text:style-name="P58" text:outline-level="2"><text:bookmark-start text:name="__RefHeading___Toc685_3170076768"/>Uso del objeto this en gestión de eventos<text:bookmark-end text:name="__RefHeading___Toc685_3170076768"/></text:h>
      <text:p text:style-name="P17">Cuando ejecutas código dentro de un evento, existe un objeto llamado “this”.</text:p>
      <text:p text:style-name="P17">Este objeto es una referencia <text:span text:style-name="T15">al elemento que se ha producido el evento. Ejemplo, si el evento se ha producido un evento al hacer clic a una imagen con id=”miImagen”, el objeto “this” será lo mismo que poner “document.getElementById(“miImagen”);</text:span></text:p>
      <text:p text:style-name="P19">Ejemplo sin this:</text:p>
      <text:p text:style-name="P38">&lt;div id="<text:span text:style-name="T16">cont</text:span>" style="width:150px; height:60px; border:thin solid silver" onmouseover="document.getElementById('cont').style.borderColor='black';" onmouseout="document.getElementById('cont').style.borderColor='<text:span text:style-name="T16">red</text:span>';"&gt;</text:p>
      <text:p text:style-name="Código"><text:s text:c="2"/><text:span text:style-name="T16">Contenidos</text:span></text:p>
      <text:p text:style-name="Código">&lt;/div&gt;</text:p>
      <text:p text:style-name="P19">Equivalente con “this”:</text:p>
      <text:p text:style-name="P38">&lt;div id="<text:span text:style-name="T16">cont</text:span>" style="width:150px; height:60px; border:thin solid silver" onmouseover=<text:span text:style-name="T16">this</text:span>.style.borderColor='black';" onmouseout="<text:span text:style-name="T16">this.</text:span>style.borderColor='<text:span text:style-name="T16">red</text:span>';"&gt;</text:p>
      <text:p text:style-name="P38"><text:s text:c="2"/><text:span text:style-name="T16">Contenidos</text:span></text:p>
      <text:p text:style-name="P39">&lt;/div&gt;</text:p>
      <text:h text:style-name="P59" text:outline-level="2"/>
      <text:h text:style-name="P60" text:outline-level="2"><text:bookmark-start text:name="__RefHeading___Toc687_3170076768"/>Asignación de eventos desde código a objetos XHTML<text:bookmark-end text:name="__RefHeading___Toc687_3170076768"/></text:h>
      <text:p text:style-name="P20">Podemos asignar/modificar mediante código el manejador de un evento predefinido en un objeto XHTML de una forma similar a esta. Supongamos que tenemos un objeto con id=”miObjeto” que posee el evento “onclick” sin asignar y la función “mostrarMensaje”.</text:p>
      <text:p text:style-name="P20">Podemos referenciar al elemento XHTML como vimos en la UD 0<text:span text:style-name="T28">2</text:span> y asignar <text:span text:style-name="T17">la función como</text:span> manejador <text:span text:style-name="T17">del evento </text:span>como vemos en este código</text:p>
      <text:p text:style-name="P40">function mostrarMensaje(){</text:p>
      <text:p text:style-name="P40"><text:tab/>alert(“Hola”);</text:p>
      <text:p text:style-name="P40">}</text:p>
      <text:p text:style-name="P40">document.getElementById(“miObjeto”).onclick=mostrarMensaje;</text:p>
      <text:p text:style-name="P31"/>
      <text:p text:style-name="P47"><text:span text:style-name="T4"> </text:span>Ate<text:span text:style-name="T17">nción: fijaros que pone “mostrarMensaje”. Así asigna la función como manejadora del evento. Si ponemos “mostrarMensaje()” no funcionará, ya que ejecutará la función y asignará su resultado al manejador.</text:span></text:p>
      <text:p text:style-name="P30"/>
      <text:h text:style-name="Heading_20_2" text:outline-level="2"><text:bookmark-start text:name="__RefHeading___Toc689_3170076768"/>Obteniendo información del objeto event<text:bookmark-end text:name="__RefHeading___Toc689_3170076768"/></text:h>
      <text:p text:style-name="P21">Cuando se crea una función como manejador, al producirse el evento el navegador automáticamente manda como parámetro un objeto de tipo event.</text:p>
      <text:p text:style-name="P41">function mostrarMensaje(<text:span text:style-name="T18">evento</text:span>){</text:p>
      <text:p text:style-name="P41"><text:tab/><text:span text:style-name="T18">alert(evento.type);</text:span></text:p>
      <text:p text:style-name="P41">}</text:p>
      <text:p text:style-name="P41">document.getElementById(“miObjeto”).onclick=mostrarMensaje;</text:p>
      <text:p text:style-name="P21">Este objeto posee cierta información útil <text:span text:style-name="T19">del evento que se ha producido</text:span>.</text:p>
      <text:p text:style-name="P21">Entre otr<text:span text:style-name="T19">o</text:span>s <text:span text:style-name="T19">atributos</text:span>:</text:p>
      <text:list xml:id="list1462689102" text:style-name="L2">
        <text:list-item>
          <text:p text:style-name="P62">type: dice el tipo de evento que es (“click”, “mouseover”, etc...). <text:span text:style-name="T21">Devuelve el nombre del evento tal cual, sin el “on”. </text:span>Es útil para hacer una función que maneje varios eventos.</text:p>
        </text:list-item>
        <text:list-item>
          <text:p text:style-name="P63">keyCode: en eventos de teclado, almacena el código de tecla de la tecla afectada por el evento. </text:p>
        </text:list-item>
        <text:list-item>
          <text:p text:style-name="P63">clientX / clientY: en eventos del ratón, devuelve las <text:span text:style-name="T21">coordenadas</text:span> X e Y donde se encontraba el ratón, <text:span text:style-name="T25">tomando como referencia al navegador.</text:span></text:p>
        </text:list-item>
        <text:list-item>
          <text:p text:style-name="P63"><text:span text:style-name="T26">screenX</text:span> / <text:span text:style-name="T26">screen</text:span>Y: en eventos del ratón, devuelve las <text:span text:style-name="T21">coordenadas</text:span> X e Y donde se encontraba el ratón, <text:span text:style-name="T25">tomando como referencia la pantalla del ordenador.</text:span></text:p>
        </text:list-item>
      </text:list>
      <text:p text:style-name="P26"><text:soft-page-break/><text:span text:style-name="T5">Ejemplo</text:span>:</text:p>
      <text:p text:style-name="P42">function mostrarMensaje(<text:span text:style-name="T18">evento</text:span>){</text:p>
      <text:p text:style-name="P42"><text:tab/><text:span text:style-name="T19">if(evento.type==”keyup”){</text:span></text:p>
      <text:p text:style-name="P42"><text:tab/><text:tab/><text:span text:style-name="T19">alert(evento.keyCode);</text:span></text:p>
      <text:p text:style-name="P42"><text:tab/><text:span text:style-name="T19">}</text:span></text:p>
      <text:p text:style-name="P42"><text:tab/><text:span text:style-name="T19">else if(evento.type==”click”){</text:span></text:p>
      <text:p text:style-name="P42"><text:tab/><text:tab/><text:span text:style-name="T19">alert(evento.clientX+” “+evento.clientY);</text:span><text:tab/></text:p>
      <text:p text:style-name="P44"><text:tab/>}</text:p>
      <text:p text:style-name="P42">}</text:p>
      <text:p text:style-name="P42">document.getElementById(“miObjeto”).onclick=mostrarMensaje;</text:p>
      <text:p text:style-name="P44">document.<text:span text:style-name="T20">on</text:span>keyup=mostrarMensaje;</text:p>
      <text:h text:style-name="Heading_20_2" text:outline-level="2"><text:bookmark-start text:name="__RefHeading___Toc691_3170076768"/>Declarando eventos desde código<text:bookmark-end text:name="__RefHeading___Toc691_3170076768"/></text:h>
      <text:p text:style-name="P23">Podemos declarar eventos mediante código usando addEventListener(evento,manejador).</text:p>
      <text:p text:style-name="P22">Ejemplo:</text:p>
      <text:p text:style-name="P43">function mostrarMensaje(<text:span text:style-name="T18">evento</text:span>){</text:p>
      <text:p text:style-name="P43"><text:tab/><text:span text:style-name="T19">if(evento.type==”keyup”){</text:span></text:p>
      <text:p text:style-name="P43"><text:tab/><text:tab/><text:span text:style-name="T19">alert(evento.keyCode);</text:span></text:p>
      <text:p text:style-name="P43"><text:tab/><text:span text:style-name="T19">}</text:span></text:p>
      <text:p text:style-name="P43"><text:tab/><text:span text:style-name="T19">else if(evento.type==”click”){</text:span></text:p>
      <text:p text:style-name="P43"><text:tab/><text:tab/><text:span text:style-name="T19">alert(evento.clientX+” “+evento.clientY);</text:span><text:tab/></text:p>
      <text:p text:style-name="P45"><text:tab/>}</text:p>
      <text:p text:style-name="P43">}</text:p>
      <text:p text:style-name="P43">document.getElementById(“miObjeto”).<text:span text:style-name="T22">addEventListener(“click”,</text:span>mostrarMensaje<text:span text:style-name="T22">)</text:span>;</text:p>
      <text:p text:style-name="P45">document.<text:span text:style-name="T22">addEventListener(“keyup”,</text:span>mostrarMensaje<text:span text:style-name="T22">)</text:span>;</text:p>
      <text:p text:style-name="P43">document.getElementById(“miObjeto”).<text:span text:style-name="T22">addEventListener(“dblclick”,function (){</text:span></text:p>
      <text:p text:style-name="P46"><text:s/>alert(“<text:span text:style-name="T23">Codigo</text:span> metido directamente”);</text:p>
      <text:p text:style-name="P46">});</text:p>
      <text:p text:style-name="P45"/>
      <text:p text:style-name="P2"/>
      <text:h text:style-name="P54" text:outline-level="1"><text:bookmark-start text:name="__RefHeading___Toc693_3170076768"/>Drag and Drop<text:bookmark-end text:name="__RefHeading___Toc693_3170076768"/></text:h>
      <text:p text:style-name="P27">Además de los eventos típicos tratados, existe un proceso (en el que entran en juego varios eventos) que es útil para el desarrollo de aplicaciones Web, el “Drag and Drop” (Arrastrar y soltar).</text:p>
      <text:p text:style-name="P27">En W3Schools podéis obtener teoría y ejemplos de esta técnica <text:a xlink:type="simple" xlink:href="https://www.w3schools.com/html/html5_draganddrop.asp" text:style-name="Internet_20_link" text:visited-style-name="Visited_20_Internet_20_Link">https://www.w3schools.com/html/html5_draganddrop.asp</text:a></text:p>
      <text:p text:style-name="P27">Aquí un ejemplo completo:</text:p>
      <text:p text:style-name="Código">&lt;!DOCTYPE HTML&gt;</text:p>
      <text:p text:style-name="Código">&lt;html&gt;</text:p>
      <text:p text:style-name="Código">&lt;head&gt;</text:p>
      <text:p text:style-name="Código">&lt;script&gt;</text:p>
      <text:p text:style-name="Código">function allowDrop(ev) {</text:p>
      <text:p text:style-name="Código"><text:s text:c="2"/>ev.preventDefault();</text:p>
      <text:p text:style-name="Código">}</text:p>
      <text:p text:style-name="Código"/>
      <text:p text:style-name="Código">function drag(ev) {</text:p>
      <text:p text:style-name="Código"><text:s text:c="2"/>ev.dataTransfer.setData("text", ev.target.id);</text:p>
      <text:p text:style-name="Código">}</text:p>
      <text:p text:style-name="Código"/>
      <text:p text:style-name="Código">function drop(ev) {</text:p>
      <text:p text:style-name="Código"><text:s text:c="2"/>ev.preventDefault();</text:p>
      <text:p text:style-name="Código"><text:s text:c="2"/>var data = ev.dataTransfer.getData("text");</text:p>
      <text:p text:style-name="Código"><text:s text:c="2"/>ev.target.appendChild(document.getElementById(data));</text:p>
      <text:p text:style-name="Código">}</text:p>
      <text:p text:style-name="Código">&lt;/script&gt;</text:p>
      <text:p text:style-name="Código">&lt;/head&gt;</text:p>
      <text:p text:style-name="Código">&lt;body&gt;</text:p>
      <text:p text:style-name="Código"/>
      <text:p text:style-name="Código">&lt;div id="div1" ondrop="drop(event)" ondragover="allowDrop(event)"&gt;&lt;/div&gt;</text:p>
      <text:p text:style-name="Código">&lt;img id="drag1" src="img_logo.gif" draggable="true" ondragstart="drag(event)" width="336" height="69"&gt;</text:p>
      <text:p text:style-name="Código"/>
      <text:p text:style-name="Código">&lt;/body&gt;</text:p>
      <text:p text:style-name="Código">&lt;/html&gt; </text:p>
      <text:h text:style-name="P55" text:outline-level="1"><text:bookmark-start text:name="__RefHeading___Toc695_3170076768"/><text:soft-page-break/>Material adicional<text:bookmark-end text:name="__RefHeading___Toc695_3170076768"/></text:h>
      <text:p text:style-name="P29">[1] <text:span text:style-name="T12">Curso de Javascript en Udacity </text:span><text:a xlink:type="simple" xlink:href="https://www.udacity.com/course/javascript-basics--ud804" text:style-name="Internet_20_link" text:visited-style-name="Visited_20_Internet_20_Link"><text:span text:style-name="T12">https://www.udacity.com/course/javascript-basics--ud804</text:span></text:a></text:p>
      <text:h text:style-name="P56" text:outline-level="1"><text:bookmark-start text:name="__RefHeading___Toc697_3170076768"/>Bibliografía<text:bookmark-end text:name="__RefHeading___Toc697_3170076768"/></text:h>
      <text:p text:style-name="P11">[1] <text:span text:style-name="T13">Referencia Javascript</text:span></text:p>
      <text:p text:style-name="P12"><text:a xlink:type="simple" xlink:href="http://www.w3schools.com/jsref/" text:style-name="Internet_20_link" text:visited-style-name="Visited_20_Internet_20_Link">http://www.w3schools.com/jsref/</text:a></text:p>
      <text:p text:style-name="P25">[2] Referencia eventos Javascript</text:p>
      <text:p text:style-name="P25"><text:a xlink:type="simple" xlink:href="http://www.w3schools.com/jsref/dom_obj_event.asp" text:style-name="Internet_20_link" text:visited-style-name="Visited_20_Internet_20_Link">http://www.w3schools.com/jsref/dom_obj_event.asp</text:a></text:p>
      <text:p text:style-name="P13">[<text:span text:style-name="T24">3</text:span>] <text:span text:style-name="T24">Libros Web: manejo de eventos</text:span></text:p>
      <text:p text:style-name="P14"><text:a xlink:type="simple" xlink:href="http://librosweb.es/libro/javascript/capitulo_6.html" text:style-name="Internet_20_link" text:visited-style-name="Visited_20_Internet_20_Link"><text:span text:style-name="T24">http://librosweb.es/libro/javascript/capitulo_6.html</text:span></text:a></text:p>
      <text:p text:style-name="P24">[<text:span text:style-name="T24">4</text:span>] <text:span text:style-name="T24">Libros Web: objeto event</text:span></text:p>
      <text:p text:style-name="P25"><text:a xlink:type="simple" xlink:href="http://librosweb.es/libro/javascript/capitulo_6/obteniendo_informacion_del_evento_objeto_event.html" text:style-name="Internet_20_link" text:visited-style-name="Visited_20_Internet_20_Link">http://librosweb.es/libro/javascript/capitulo_6/obteniendo_informacion_del_evento_objeto_event.html</text:a></text:p>
      <text:p text:style-name="P25"/>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Webdings" svg:font-family="Webdings" style:font-adornments="Predeterminado"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sarrollo web en entorno cliente" text:name="Modulo"/>
          <text:user-field-decl office:value-type="string" office:string-value="4" text:name="NumeroTema"/>
          <text:user-field-decl office:value-type="string" office:string-value="Eventos" text:name="Tema"/>
        </text:user-field-decls>
        <text:p text:style-name="Header"><text:span text:style-name="MT1"><text:user-field-get text:name="Modulo">Desarrollo web en entorno cliente</text:user-field-get></text:span><text:span text:style-name="MT1"><text:s/><text:tab/><text:tab/>UD0</text:span><text:span text:style-name="MT1"><text:user-field-get text:name="NumeroTema">4</text:user-field-get></text:span><text:span text:style-name="MT1">. </text:span><text:span text:style-name="MT1"><text:user-field-get text:name="Tema">Eventos</text:user-field-get></text:span></text:p>
      </style:header>
      <style:footer>
        <text:user-field-decls>
          <text:user-field-decl office:value-type="string" office:string-value="4" text:name="NumeroTema"/>
        </text:user-field-decls>
        <text:p text:style-name="Footer"><text:span text:style-name="MT1">CGFS. Desarrollo de </text:span>Aplicaciones<text:span text:style-name="MT1"> WEB<text:tab/><text:tab/></text:span><text:span text:style-name="MT1"><text:user-field-get text:name="NumeroTema">4</text:user-field-get></text:span><text:span text:style-name="MT1">.</text:span><text:span text:style-name="MT1"><text:page-number text:select-page="current">8</text:page-number></text:span></text:p>
        <text:p text:style-name="MP1"/>
      </style:footer>
    </style:master-page>
    <style:master-page style:name="Landscape" style:page-layout-name="Mpm2">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3T10:38:38.334391144</meta:creation-date>
    <meta:editing-duration>PT6H23M6S</meta:editing-duration>
    <meta:editing-cycles>75</meta:editing-cycles>
    <meta:generator>LibreOffice/6.3.1.2$Linux_X86_64 LibreOffice_project/30$Build-2</meta:generator>
    <dc:title>Plantilla CEED</dc:title>
    <dc:date>2019-10-11T09:22:12.313246034</dc:date>
    <meta:document-statistic meta:table-count="0" meta:image-count="2" meta:object-count="0" meta:page-count="8" meta:paragraph-count="157" meta:word-count="985" meta:character-count="7596" meta:non-whitespace-character-count="6719"/>
    <meta:template xlink:type="simple" xlink:actuate="onRequest" xlink:title="Plantilla CEED" xlink:href="../../../../../../Plantilla/Plantilla%20CEED.ott" meta:date="2016-09-23T10:38:38.127433422"/>
  </office:meta>
</office:document-meta>
</file>